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fo:font-size="72pt" officeooo:rsid="00098f1d" officeooo:paragraph-rsid="00098f1d" style:font-size-asian="72pt" style:font-size-complex="72pt"/>
    </style:style>
    <style:style style:name="P2" style:family="paragraph">
      <style:paragraph-properties fo:text-align="center"/>
      <style:text-properties fo:font-size="12pt"/>
    </style:style>
    <style:style style:name="P3" style:family="paragraph" style:parent-style-name="Standard">
      <style:text-properties style:font-name="Instrument Serif" fo:font-size="72pt" officeooo:rsid="00080802" officeooo:paragraph-rsid="00073e6f" style:font-size-asian="72pt" style:font-size-complex="72pt"/>
    </style:style>
    <style:style style:name="P4" style:family="paragraph">
      <style:paragraph-properties fo:text-align="center"/>
    </style:style>
    <style:style style:name="T1" style:family="text">
      <style:text-properties officeooo:rsid="00098f1d"/>
    </style:style>
    <style:style style:name="gr1" style:family="graphic">
      <style:graphic-properties draw:stroke="dash" draw:stroke-dash="Dash" svg:stroke-width="0.0201in" svg:stroke-color="#ffbf00" draw:marker-start-width="0.1701in" draw:marker-end-width="0.1701in" svg:stroke-opacity="100%" draw:textarea-horizontal-align="center" draw:textarea-vertical-align="middle" fo:padding-top="0.0102in" fo:padding-bottom="0.0102in" fo:padding-left="0.0102in" fo:padding-right="0.0102in" draw:shadow-offset-x="0.1201in" draw:shadow-offset-y="0.1201in" loext:decorative="fals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4" draw:name="Horizontal line 2" draw:style-name="gr1" draw:text-style-name="P2" svg:x1="-0.1209in" svg:y1="0.9882in" svg:x2="5.3165in" svg:y2="0.9882in"><text:p/></draw:line><draw:line text:anchor-type="paragraph" draw:z-index="5" draw:name="Horizontal line 6" draw:style-name="gr1" draw:text-style-name="P2" svg:x1="-0.1209in" svg:y1="0.4555in" svg:x2="5.3165in" svg:y2="0.4555in"><text:p/></draw:line>o</text:p>
      <text:p text:style-name="P3"><draw:line text:anchor-type="paragraph" draw:z-index="0" draw:name="Horizontal line 3" draw:style-name="gr1" draw:text-style-name="P4" svg:x1="-0.1209in" svg:y1="0.9882in" svg:x2="5.3165in" svg:y2="0.9882in"><text:p/></draw:line><draw:line text:anchor-type="paragraph" draw:z-index="1" draw:name="Horizontal line 1" draw:style-name="gr1" draw:text-style-name="P2" svg:x1="-0.1209in" svg:y1="0.4555in" svg:x2="5.3165in" svg:y2="0.4555in"><text:p/></draw:line>a<text:span text:style-name="T1"> </text:span>b<text:span text:style-name="T1"> </text:span>d<text:span text:style-name="T1"> </text:span>e<text:span text:style-name="T1"> </text:span>g<text:span text:style-name="T1"> </text:span>p<text:span text:style-name="T1"> </text:span>q</text:p>
      <text:p text:style-name="P3"><draw:line text:anchor-type="paragraph" draw:z-index="2" draw:name="Horizontal line 4" draw:style-name="gr1" draw:text-style-name="P2" svg:x1="-0.1398in" svg:y1="0.9909in" svg:x2="5.2976in" svg:y2="0.9909in"><text:p/></draw:line><draw:line text:anchor-type="paragraph" draw:z-index="3" draw:name="Horizontal line 5" draw:style-name="gr1" draw:text-style-name="P2" svg:x1="-0.1398in" svg:y1="0.4583in" svg:x2="5.2976in" svg:y2="0.4583in"><text:p/></draw:line>c ijl<text:span text:style-name="T1"> </text:span>n<text:span text:style-name="T1"> </text:span>r<text:span text:style-name="T1"> </text:span>s<text:span text:style-name="T1"> </text:span>u<text:span text:style-name="T1"> </text:span>v<text:span text:style-name="T1"> </text:span>w<text:span text:style-name="T1"> </text:span>z</text:p>
      <text:p text:style-name="P3"><draw:line text:anchor-type="paragraph" draw:z-index="6" draw:name="Horizontal line 7" draw:style-name="gr1" draw:text-style-name="P2" svg:x1="-0.1398in" svg:y1="0.9909in" svg:x2="5.2976in" svg:y2="0.9909in"><text:p/></draw:line><draw:line text:anchor-type="paragraph" draw:z-index="7" draw:name="Horizontal line 8" draw:style-name="gr1" draw:text-style-name="P2" svg:x1="-0.1398in" svg:y1="0.4583in" svg:x2="5.2976in" svg:y2="0.4583in"><text:p/></draw:line>h<text:span text:style-name="T1"> </text:span>m<text:span text:style-name="T1"> </text:span>y</text:p>
      <text:p text:style-name="P3"><draw:line text:anchor-type="paragraph" draw:z-index="8" draw:name="Horizontal line 9" draw:style-name="gr1" draw:text-style-name="P2" svg:x1="-0.1398in" svg:y1="0.9909in" svg:x2="5.2976in" svg:y2="0.9909in"><text:p/></draw:line><draw:line text:anchor-type="paragraph" draw:z-index="9" draw:name="Horizontal line 10" draw:style-name="gr1" draw:text-style-name="P2" svg:x1="-0.1398in" svg:y1="0.4583in" svg:x2="5.2976in" svg:y2="0.4583in"><text:p/></draw:line>f k t 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13:48:05.662154387</meta:creation-date>
    <dc:title>template</dc:title>
    <meta:editing-duration>PT6M55S</meta:editing-duration>
    <meta:editing-cycles>3</meta:editing-cycles>
    <meta:generator>LibreOffice/25.8.2.2$Linux_X86_64 LibreOffice_project/580$Build-2</meta:generator>
    <dc:date>2025-12-07T14:21:08.827037589</dc:date>
    <meta:print-date>2025-12-07T14:19:07.799331266</meta:print-date>
    <meta:document-statistic meta:table-count="0" meta:image-count="0" meta:object-count="0" meta:page-count="1" meta:paragraph-count="5" meta:word-count="24" meta:character-count="45" meta:non-whitespace-character-count="26"/>
    <meta:template xlink:type="simple" xlink:actuate="onRequest" xlink:title="template" xlink:href="../../../../.config/libreoffice/4/user/template/template.ott" meta:date="2025-12-07T13:48:05.277061798"/>
  </office:meta>
</office:document-meta>
</file>